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auto-grow-height="false" draw:fit-to-size="true" style:shrink-to-fit="false" fo:min-height="5.25cm" fo:padding-top="0cm" fo:padding-bottom="0cm" fo:padding-left="0cm" fo:padding-right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Sans" fo:font-size="999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99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99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cm" svg:height="0.5cm" svg:x="0cm" svg:y="0cm">
          <draw:text-box>
            <text:p text:style-name="P1"><text:span text:style-name="T1">test test test test test test test test test </text:span><text:span text:style-name="T2">test test test test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21:40:53.900999761</meta:creation-date>
    <meta:editing-duration>PT7M39S</meta:editing-duration>
    <meta:editing-cycles>4</meta:editing-cycles>
    <meta:generator>LibreOfficeDev/7.5.0.0.alpha0$Linux_X86_64 LibreOffice_project/296dff80b0952bffa7d4e616da5f8a02469f9547</meta:generator>
    <dc:date>2022-11-02T22:20:58.446026320</dc:date>
    <meta:document-statistic meta:object-count="1"/>
  </office:meta>
</office:document-meta>
</file>